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fill="solid" draw:fill-color="#66ffff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2" style:family="graphic" style:parent-style-name="standard">
      <style:graphic-properties svg:stroke-width="0.102cm" svg:stroke-color="#000000" draw:fill="solid" draw:fill-color="#9999ff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3" style:family="graphic" style:parent-style-name="standard">
      <style:graphic-properties svg:stroke-width="0.102cm" svg:stroke-color="#000000" draw:fill="solid" draw:fill-color="#ff3333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4" style:family="graphic" style:parent-style-name="standard">
      <style:graphic-properties svg:stroke-width="0.102cm" svg:stroke-color="#000000" draw:fill="solid" draw:fill-color="#6666ff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5" style:family="graphic" style:parent-style-name="objectwithoutfill">
      <style:graphic-properties svg:stroke-width="0.102cm" svg:stroke-color="#000000" draw:marker-end="Arrow" draw:marker-end-width="0.306cm" draw:fill="none" draw:fill-color="#ffffff" draw:textarea-vertical-align="middle" fo:padding-top="0.176cm" fo:padding-bottom="0.176cm" fo:padding-left="0.301cm" fo:padding-right="0.301cm" draw:shadow="hidden"/>
    </style:style>
    <style:style style:name="gr6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draw:marker-end="Arrow" draw:marker-end-width="0.306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102cm" svg:stroke-color="#b2b2b2" draw:marker-end="Arrow" draw:marker-end-width="0.306cm" draw:fill="none" draw:textarea-vertical-align="middle" fo:padding-top="0.176cm" fo:padding-bottom="0.176cm" fo:padding-left="0.301cm" fo:padding-right="0.301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7.874cm" svg:height="3.556cm" svg:x="9.96cm" svg:y="17.444cm">
          <text:p text:style-name="P1"><text:span text:style-name="T1">Gameview</text:span></text:p>
          <text:p text:style-name="P1"><text:span text:style-name="T1">(View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7.874cm" svg:height="3.74cm" svg:x="9.86cm" svg:y="8.128cm">
          <text:p text:style-name="P1"><text:span text:style-name="T1">Game</text:span></text:p>
          <text:p text:style-name="P1"><text:span text:style-name="T1">(Mode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3" draw:id="id13" draw:layer="layout" svg:width="7.874cm" svg:height="3.656cm" svg:x="9.86cm" svg:y="12.954cm">
          <text:p text:style-name="P1"><text:span text:style-name="T1">GameController</text:span></text:p>
          <text:p text:style-name="P1"><text:span text:style-name="T1">(Controller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3.81cm" svg:height="1.27cm" svg:x="6.35cm" svg:y="5.334cm">
          <text:p text:style-name="P1">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3.81cm" svg:height="1.27cm" svg:x="11.938cm" svg:y="0.254cm">
          <text:p text:style-name="P1">Game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" draw:id="id11" draw:layer="layout" svg:width="3.81cm" svg:height="1.27cm" svg:x="16.51cm" svg:y="0.254cm">
          <text:p text:style-name="P1">GameR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3.81cm" svg:height="1.27cm" svg:x="0.508cm" svg:y="5.334cm">
          <text:p text:style-name="P1">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3.81cm" svg:height="1.27cm" svg:x="0.508cm" svg:y="2.794cm">
          <text:p text:style-name="P1">St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81cm" svg:height="1.27cm" svg:x="16.764cm" svg:y="3.556cm">
          <text:p text:style-name="P1">Play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xml:id="id14" draw:id="id14" draw:layer="layout" svg:x1="13.797cm" svg:y1="11.868cm" svg:x2="13.797cm" svg:y2="11.868cm" draw:start-shape="id1" draw:start-glue-point="2" draw:end-shape="id1" draw:end-glue-point="2" svg:d="M13797 11868z" svg:viewBox="0 0 1 1">
          <text:p/>
        </draw:connector>
        <draw:connector draw:style-name="gr5" draw:text-style-name="P1" xml:id="id15" draw:id="id15" draw:layer="layout" svg:x1="13.897cm" svg:y1="17.444cm" svg:x2="13.897cm" svg:y2="17.444cm" draw:start-shape="id2" draw:start-glue-point="0" draw:end-shape="id2" draw:end-glue-point="0" svg:d="M13897 17444z" svg:viewBox="0 0 1 1">
          <text:p/>
        </draw:connector>
        <draw:connector draw:style-name="gr5" draw:text-style-name="P1" draw:layer="layout" svg:x1="13.797cm" svg:y1="8.128cm" svg:x2="10.16cm" svg:y2="5.969cm" draw:start-shape="id1" draw:start-glue-point="0" draw:end-shape="id3" draw:end-glue-point="1" svg:d="M13797 8128v-2159h-3637" svg:viewBox="0 0 3638 2160">
          <text:p/>
        </draw:connector>
        <draw:connector draw:style-name="gr5" draw:text-style-name="P1" draw:layer="layout" svg:x1="13.797cm" svg:y1="8.128cm" svg:x2="13.843cm" svg:y2="1.524cm" draw:start-shape="id1" draw:start-glue-point="0" draw:end-shape="id4" draw:end-glue-point="2" svg:d="M13797 8128v-3301h46v-3303" svg:viewBox="0 0 47 6605">
          <text:p/>
        </draw:connector>
        <draw:connector draw:style-name="gr5" draw:text-style-name="P1" draw:layer="layout" svg:x1="6.35cm" svg:y1="5.969cm" svg:x2="4.318cm" svg:y2="5.969cm" draw:start-shape="id3" draw:start-glue-point="3" draw:end-shape="id5" draw:end-glue-point="1" svg:d="M6350 5969h-2032" svg:viewBox="0 0 2033 1">
          <text:p/>
        </draw:connector>
        <draw:custom-shape draw:style-name="gr4" draw:text-style-name="P1" xml:id="id17" draw:id="id17" draw:layer="layout" svg:width="3.81cm" svg:height="1.27cm" svg:x="19.812cm" svg:y="6.35cm">
          <text:p text:style-name="P1">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6" draw:id="id16" draw:layer="layout" svg:width="3.81cm" svg:height="1.27cm" svg:x="24.13cm" svg:y="6.35cm">
          <text:p text:style-name="P1">K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3.797cm" svg:y1="8.128cm" svg:x2="16.764cm" svg:y2="4.191cm" draw:start-shape="id1" draw:start-glue-point="0" draw:end-shape="id6" draw:end-glue-point="3" svg:d="M13797 8128v-3937h2967" svg:viewBox="0 0 2968 3938">
          <text:p/>
        </draw:connector>
        <draw:custom-shape draw:style-name="gr4" draw:text-style-name="P1" xml:id="id8" draw:id="id8" draw:layer="layout" svg:width="3.81cm" svg:height="1.27cm" svg:x="0.508cm" svg:y="0.254cm">
          <text:p text:style-name="P1">StoneCol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2.413cm" svg:y1="5.334cm" svg:x2="2.413cm" svg:y2="4.064cm" draw:start-shape="id5" draw:start-glue-point="0" draw:end-shape="id7" draw:end-glue-point="2" svg:d="M2413 5334v-1270" svg:viewBox="0 0 1 1271">
          <text:p/>
        </draw:connector>
        <draw:connector draw:style-name="gr7" draw:text-style-name="P1" draw:layer="layout" svg:x1="2.413cm" svg:y1="2.794cm" svg:x2="2.413cm" svg:y2="1.524cm" draw:start-shape="id7" draw:start-glue-point="0" draw:end-shape="id8" draw:end-glue-point="2" svg:d="M2413 2794v-1270" svg:viewBox="0 0 1 1271">
          <text:p/>
        </draw:connector>
        <draw:custom-shape draw:style-name="gr4" draw:text-style-name="P1" xml:id="id9" draw:id="id9" draw:layer="layout" svg:width="3.81cm" svg:height="1.27cm" svg:x="23.114cm" svg:y="2.54cm">
          <text:p text:style-name="P1">PlayerTyp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20.574cm" svg:y1="4.191cm" svg:x2="23.114cm" svg:y2="3.175cm" draw:start-shape="id6" draw:start-glue-point="1" draw:end-shape="id9" draw:end-glue-point="3" svg:d="M20574 4191h1270v-1016h1270" svg:viewBox="0 0 2541 1017">
          <text:p/>
        </draw:connector>
        <draw:custom-shape draw:style-name="gr4" draw:text-style-name="P1" xml:id="id10" draw:id="id10" draw:layer="layout" svg:width="3.81cm" svg:height="1.27cm" svg:x="23.114cm" svg:y="0.508cm">
          <text:p text:style-name="P1">PlayerCol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20.574cm" svg:y1="4.191cm" svg:x2="23.114cm" svg:y2="1.143cm" draw:start-shape="id6" draw:start-glue-point="1" draw:end-shape="id10" draw:end-glue-point="3" svg:d="M20574 4191h1270v-3048h1270" svg:viewBox="0 0 2541 3049">
          <text:p/>
        </draw:connector>
        <draw:connector draw:style-name="gr7" draw:text-style-name="P1" draw:layer="layout" draw:line-skew="-2.322cm" svg:x1="13.797cm" svg:y1="8.128cm" svg:x2="18.415cm" svg:y2="1.524cm" draw:start-shape="id1" draw:start-glue-point="0" draw:end-shape="id11" svg:d="M13797 8128v-5623h4618v-981" svg:viewBox="0 0 4619 6605">
          <text:p/>
        </draw:connector>
        <draw:custom-shape draw:style-name="gr4" draw:text-style-name="P1" xml:id="id12" draw:id="id12" draw:layer="layout" svg:width="3.81cm" svg:height="1.27cm" svg:x="7.366cm" svg:y="0.254cm">
          <text:p text:style-name="P1">Game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line-skew="-2.322cm" svg:x1="13.797cm" svg:y1="8.128cm" svg:x2="9.271cm" svg:y2="1.524cm" draw:start-shape="id1" draw:start-glue-point="0" draw:end-shape="id12" draw:end-glue-point="2" svg:d="M13797 8128v-5623h-4526v-981" svg:viewBox="0 0 4527 6605">
          <text:p/>
        </draw:connector>
        <draw:connector draw:style-name="gr8" draw:text-style-name="P1" draw:layer="layout" svg:x1="13.797cm" svg:y1="12.954cm" svg:x2="13.797cm" svg:y2="11.868cm" draw:start-shape="id13" draw:start-glue-point="0" draw:end-shape="id14" draw:end-glue-point="0" svg:d="M13797 12954v-1086" svg:viewBox="0 0 1 1087">
          <text:p/>
        </draw:connector>
        <draw:connector draw:style-name="gr8" draw:text-style-name="P1" draw:layer="layout" svg:x1="13.797cm" svg:y1="16.61cm" svg:x2="13.897cm" svg:y2="17.444cm" draw:start-shape="id13" draw:start-glue-point="2" draw:end-shape="id15" draw:end-glue-point="0" svg:d="M13797 16610v834h100" svg:viewBox="0 0 101 835">
          <text:p/>
        </draw:connector>
        <draw:custom-shape draw:style-name="gr4" draw:text-style-name="P1" xml:id="id18" draw:id="id18" draw:layer="layout" svg:width="3.81cm" svg:height="1.27cm" svg:x="15.494cm" svg:y="6.35cm">
          <text:p text:style-name="P1">Desk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25.019cm" svg:y1="3.81cm" svg:x2="26.035cm" svg:y2="6.35cm" draw:start-shape="id9" draw:start-glue-point="2" draw:end-shape="id16" svg:d="M25019 3810v1271h1016v1269" svg:viewBox="0 0 1017 2541">
          <text:p/>
        </draw:connector>
        <draw:connector draw:style-name="gr9" draw:text-style-name="P1" draw:layer="layout" svg:x1="25.019cm" svg:y1="3.81cm" svg:x2="21.717cm" svg:y2="6.35cm" draw:start-shape="id9" draw:start-glue-point="2" draw:end-shape="id17" svg:d="M25019 3810v1271h-3302v1269" svg:viewBox="0 0 3303 2541">
          <text:p/>
        </draw:connector>
        <draw:connector draw:style-name="gr9" draw:text-style-name="P1" draw:layer="layout" svg:x1="25.019cm" svg:y1="3.81cm" svg:x2="17.399cm" svg:y2="6.35cm" draw:start-shape="id9" draw:start-glue-point="2" draw:end-shape="id18" svg:d="M25019 3810v1271h-7620v1269" svg:viewBox="0 0 7621 2541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en Exler</meta:initial-creator>
    <meta:creation-date>2016-11-26T15:30:44.404106626</meta:creation-date>
    <dc:date>2016-12-04T13:44:29.837354470</dc:date>
    <dc:creator>Steffen Exler</dc:creator>
    <meta:editing-duration>PT9M57S</meta:editing-duration>
    <meta:editing-cycles>4</meta:editing-cycles>
    <meta:generator>LibreOffice/4.2.8.2$Linux_X86_64 LibreOffice_project/420m0$Build-2</meta:generator>
    <meta:document-statistic meta:object-count="56"/>
  </office:meta>
</office:document-meta>
</file>